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3.8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duck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2.jpg</text:p>
          </table:table-cell>
          <table:table-cell office:value-type="string">
            <text:p>[“white”, “beak”, “leg”, “wing”, “eye”]</text:p>
          </table:table-cell>
        </table:table-row>
        <table:table-row table:style-name="ro1">
          <table:table-cell office:value-type="string">
            <text:p>duck3.jpg</text:p>
          </table:table-cell>
          <table:table-cell office:value-type="string">
            <text:p>[“white”, “beak”, “leg”, “wing”, “eye”]</text:p>
          </table:table-cell>
        </table:table-row>
        <table:table-row table:style-name="ro1">
          <table:table-cell office:value-type="string">
            <text:p>duck4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5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6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7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8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9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10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1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duck12.jpg</text:p>
          </table:table-cell>
          <table:table-cell office:value-type="string">
            <text:p>[“white”, “beak”, “legs”, “eye”]</text:p>
          </table:table-cell>
        </table:table-row>
        <table:table-row table:style-name="ro1">
          <table:table-cell office:value-type="string">
            <text:p>duck1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14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1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16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duck1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duck18.jpg</text:p>
          </table:table-cell>
          <table:table-cell office:value-type="string">
            <text:p>[“yellow”, “beak”, “leg”, “eye”]</text:p>
          </table:table-cell>
        </table:table-row>
        <table:table-row table:style-name="ro1">
          <table:table-cell office:value-type="string">
            <text:p>duck19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20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duck21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22.jpg</text:p>
          </table:table-cell>
          <table:table-cell office:value-type="string">
            <text:p>[“green”, “beak”, “eye”]</text:p>
          </table:table-cell>
        </table:table-row>
        <table:table-row table:style-name="ro1">
          <table:table-cell office:value-type="string">
            <text:p>duck2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duck24.jpg</text:p>
          </table:table-cell>
          <table:table-cell office:value-type="string">
            <text:p>[“black”, “beak”, “legs”, “wing”, “eye”]</text:p>
          </table:table-cell>
        </table:table-row>
        <table:table-row table:style-name="ro1">
          <table:table-cell office:value-type="string">
            <text:p>duck25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duck26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27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duck28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29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duck30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duck3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duck32.jpg</text:p>
          </table:table-cell>
          <table:table-cell office:value-type="string">
            <text:p>[“beige”, “beak”, “wing”, “eye”]</text:p>
          </table:table-cell>
        </table:table-row>
        <table:table-row table:style-name="ro1">
          <table:table-cell office:value-type="string">
            <text:p>duck33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4.jpg</text:p>
          </table:table-cell>
          <table:table-cell office:value-type="string">
            <text:p>[“green”, “beak”, “leg”, “wings”, “eye”]</text:p>
          </table:table-cell>
        </table:table-row>
        <table:table-row table:style-name="ro1">
          <table:table-cell office:value-type="string">
            <text:p>duck35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duck36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duck37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8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duck39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duck40.jpg</text:p>
          </table:table-cell>
          <table:table-cell office:value-type="string">
            <text:p>[“white”, “beak”, “eye”, “tongue”]</text:p>
          </table:table-cell>
        </table:table-row>
        <table:table-row table:style-name="ro1">
          <table:table-cell office:value-type="string">
            <text:p>duck41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42.jpg</text:p>
          </table:table-cell>
          <table:table-cell office:value-type="string">
            <text:p>[“black”, “beak”, “wings”, “eye”]</text:p>
          </table:table-cell>
        </table:table-row>
        <table:table-row table:style-name="ro1">
          <table:table-cell office:value-type="string">
            <text:p>duck43.jpg</text:p>
          </table:table-cell>
          <table:table-cell office:value-type="string">
            <text:p>[“black”, “beak”, “eye”]</text:p>
          </table:table-cell>
        </table:table-row>
        <table:table-row table:style-name="ro1">
          <table:table-cell office:value-type="string">
            <text:p>duck44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6.jpg</text:p>
          </table:table-cell>
          <table:table-cell office:value-type="string">
            <text:p>[“black”, “beak”, “wing”, “eye”]</text:p>
          </table:table-cell>
        </table:table-row>
        <table:table-row table:style-name="ro1">
          <table:table-cell office:value-type="string">
            <text:p>duck47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duck48.jpg</text:p>
          </table:table-cell>
          <table:table-cell office:value-type="string">
            <text:p>[“grey”, “beak”, “legs”, “wing”, “eye”]</text:p>
          </table:table-cell>
        </table:table-row>
        <table:table-row table:style-name="ro1">
          <table:table-cell office:value-type="string">
            <text:p>duck49.jpg</text:p>
          </table:table-cell>
          <table:table-cell office:value-type="string">
            <text:p>[“white”, “beak”, “wing”, “eye”]</text:p>
          </table:table-cell>
        </table:table-row>
        <table:table-row table:style-name="ro1">
          <table:table-cell office:value-type="string">
            <text:p>duck50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eagle1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eagle2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3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5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eagle6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7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eagle9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0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eagle11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2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3.jpg</text:p>
          </table:table-cell>
          <table:table-cell office:value-type="string">
            <text:p>[“brown”, “beak”, “wings”, “eyes”]</text:p>
          </table:table-cell>
        </table:table-row>
        <table:table-row table:style-name="ro1">
          <table:table-cell office:value-type="string">
            <text:p>eagle14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6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17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1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19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eagle2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21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22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eagle23.jpg</text:p>
          </table:table-cell>
          <table:table-cell office:value-type="string">
            <text:p>[“black”, “beak”, “wings”, “eye”]</text:p>
          </table:table-cell>
        </table:table-row>
        <table:table-row table:style-name="ro1">
          <table:table-cell office:value-type="string">
            <text:p>eagle24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25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26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2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28.jpg</text:p>
          </table:table-cell>
          <table:table-cell office:value-type="string">
            <text:p>[“brown”, “beak”, “wings”, “eye”]</text:p>
          </table:table-cell>
        </table:table-row>
        <table:table-row table:style-name="ro1">
          <table:table-cell office:value-type="string">
            <text:p>eagle2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3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31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32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eagle33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eagle34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35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eagle36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37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38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eagle39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4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eagle41.jpg</text:p>
          </table:table-cell>
          <table:table-cell office:value-type="string">
            <text:p>[“white”, “beak”, “eyes”]</text:p>
          </table:table-cell>
        </table:table-row>
        <table:table-row table:style-name="ro1">
          <table:table-cell office:value-type="string">
            <text:p>eagle42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eagle43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4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eagle45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eagle46.jpg</text:p>
          </table:table-cell>
          <table:table-cell office:value-type="string">
            <text:p>[“brown”, “beak”, “legs”, “wings”, “eyes”]</text:p>
          </table:table-cell>
        </table:table-row>
        <table:table-row table:style-name="ro1">
          <table:table-cell office:value-type="string">
            <text:p>eagle47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eagle48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eagle49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eagle50.jpg</text:p>
          </table:table-cell>
          <table:table-cell office:value-type="string">
            <text:p>[“black”, “beak”, “legs”, “wings”, “eye”]</text:p>
          </table:table-cell>
        </table:table-row>
        <table:table-row table:style-name="ro1">
          <table:table-cell office:value-type="string">
            <text:p>hawk1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3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4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5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6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9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0.jpg</text:p>
          </table:table-cell>
          <table:table-cell office:value-type="string">
            <text:p>[“white”, “beak”, “legs”, “wings”, “eye”]</text:p>
          </table:table-cell>
        </table:table-row>
        <table:table-row table:style-name="ro1">
          <table:table-cell office:value-type="string">
            <text:p>hawk1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1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13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hawk14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hawk15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16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7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8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hawk19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20.jpg</text:p>
          </table:table-cell>
          <table:table-cell office:value-type="string">
            <text:p>[“white”, “beak”, “legs”, “wing”, “eye”]</text:p>
          </table:table-cell>
        </table:table-row>
        <table:table-row table:style-name="ro1">
          <table:table-cell office:value-type="string">
            <text:p>hawk21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2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2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hawk24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25.jpg</text:p>
          </table:table-cell>
          <table:table-cell office:value-type="string">
            <text:p>[“beige”, “beak”, “wings”, “eyes”]</text:p>
          </table:table-cell>
        </table:table-row>
        <table:table-row table:style-name="ro1">
          <table:table-cell office:value-type="string">
            <text:p>hawk26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27.jpg</text:p>
          </table:table-cell>
          <table:table-cell office:value-type="string">
            <text:p>[“beige”, “beak”, “eye”, “tongue”]</text:p>
          </table:table-cell>
        </table:table-row>
        <table:table-row table:style-name="ro1">
          <table:table-cell office:value-type="string">
            <text:p>hawk28.jpg</text:p>
          </table:table-cell>
          <table:table-cell office:value-type="string">
            <text:p>[“grey”, “beak”, “wings”, “eye”]</text:p>
          </table:table-cell>
        </table:table-row>
        <table:table-row table:style-name="ro1">
          <table:table-cell office:value-type="string">
            <text:p>hawk29.jpg</text:p>
          </table:table-cell>
          <table:table-cell office:value-type="string">
            <text:p>[“brown”, “beak”, “legs”, “wings”, “eye”]</text:p>
          </table:table-cell>
        </table:table-row>
        <table:table-row table:style-name="ro1">
          <table:table-cell office:value-type="string">
            <text:p>hawk30.jpg</text:p>
          </table:table-cell>
          <table:table-cell office:value-type="string">
            <text:p>[“brown”, “beak”, “legs”, “wings”, “eyes”]</text:p>
          </table:table-cell>
        </table:table-row>
        <table:table-row table:style-name="ro1">
          <table:table-cell office:value-type="string">
            <text:p>hawk31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hawk32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hawk33.jpg</text:p>
          </table:table-cell>
          <table:table-cell office:value-type="string">
            <text:p>[“brown”, “beak”, “legs”, “wing”, “eye”]</text:p>
          </table:table-cell>
        </table:table-row>
        <table:table-row table:style-name="ro1">
          <table:table-cell office:value-type="string">
            <text:p>hawk34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5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6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37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38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39.jpg</text:p>
          </table:table-cell>
          <table:table-cell office:value-type="string">
            <text:p>[“brown”, “beak”, “eyes”]</text:p>
          </table:table-cell>
        </table:table-row>
        <table:table-row table:style-name="ro1">
          <table:table-cell office:value-type="string">
            <text:p>hawk40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41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2.jpg</text:p>
          </table:table-cell>
          <table:table-cell office:value-type="string">
            <text:p>[“grey”, “beak”, “legs”, “wings”, “eyes”]</text:p>
          </table:table-cell>
        </table:table-row>
        <table:table-row table:style-name="ro1">
          <table:table-cell office:value-type="string">
            <text:p>hawk43.jpg</text:p>
          </table:table-cell>
          <table:table-cell office:value-type="string">
            <text:p>[“grey”, “beak”, “eyes”]</text:p>
          </table:table-cell>
        </table:table-row>
        <table:table-row table:style-name="ro1">
          <table:table-cell office:value-type="string">
            <text:p>hawk44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hawk45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6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hawk47.jpg</text:p>
          </table:table-cell>
          <table:table-cell office:value-type="string">
            <text:p>[“brown”, “beak”, “eye”]</text:p>
          </table:table-cell>
        </table:table-row>
        <table:table-row table:style-name="ro1">
          <table:table-cell office:value-type="string">
            <text:p>hawk48.jpg</text:p>
          </table:table-cell>
          <table:table-cell office:value-type="string">
            <text:p>[“beige”, “beak”, “wings”, “legs”, “eyes”]</text:p>
          </table:table-cell>
        </table:table-row>
        <table:table-row table:style-name="ro1">
          <table:table-cell office:value-type="string">
            <text:p>hawk49.jpg</text:p>
          </table:table-cell>
          <table:table-cell office:value-type="string">
            <text:p>[“brown”, “beak”, “wing”, “eye”]</text:p>
          </table:table-cell>
        </table:table-row>
        <table:table-row table:style-name="ro1">
          <table:table-cell office:value-type="string">
            <text:p>hawk50.jpg</text:p>
          </table:table-cell>
          <table:table-cell office:value-type="string">
            <text:p>[“brown”, “beak”, “wing”, “eyes”]</text:p>
          </table:table-cell>
        </table:table-row>
        <table:table-row table:style-name="ro1">
          <table:table-cell office:value-type="string">
            <text:p>parrot1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2.jpg</text:p>
          </table:table-cell>
          <table:table-cell office:value-type="string">
            <text:p>[“red”, “beak”, “legs”, “wing”, “eye”]</text:p>
          </table:table-cell>
        </table:table-row>
        <table:table-row table:style-name="ro1">
          <table:table-cell office:value-type="string">
            <text:p>parrot3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4.jpg</text:p>
          </table:table-cell>
          <table:table-cell office:value-type="string">
            <text:p>[“red”, “beak”, “legs”, “wings”, “eye”]</text:p>
          </table:table-cell>
        </table:table-row>
        <table:table-row table:style-name="ro1">
          <table:table-cell office:value-type="string">
            <text:p>parrot5.jpg</text:p>
          </table:table-cell>
          <table:table-cell office:value-type="string">
            <text:p>[“red”, “beak”, “legs”, “wing”, “eye”]</text:p>
          </table:table-cell>
        </table:table-row>
        <table:table-row table:style-name="ro1">
          <table:table-cell office:value-type="string">
            <text:p>parrot6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7.jpg</text:p>
          </table:table-cell>
          <table:table-cell office:value-type="string">
            <text:p>[“blue”, “beak”, “eye”]</text:p>
          </table:table-cell>
        </table:table-row>
        <table:table-row table:style-name="ro1">
          <table:table-cell office:value-type="string">
            <text:p>parrot8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9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0.jpg</text:p>
          </table:table-cell>
          <table:table-cell office:value-type="string">
            <text:p>[“yellow”, “beak”, “wings”, “eye”]</text:p>
          </table:table-cell>
        </table:table-row>
        <table:table-row table:style-name="ro1">
          <table:table-cell office:value-type="string">
            <text:p>parrot11.jpg</text:p>
          </table:table-cell>
          <table:table-cell office:value-type="string">
            <text:p>[“red”, “beak”, “eye”]</text:p>
          </table:table-cell>
        </table:table-row>
        <table:table-row table:style-name="ro1">
          <table:table-cell office:value-type="string">
            <text:p>parrot12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3.jpg</text:p>
          </table:table-cell>
          <table:table-cell office:value-type="string">
            <text:p>[“green”, “beak”, “tongue”, “eye”]</text:p>
          </table:table-cell>
        </table:table-row>
        <table:table-row table:style-name="ro1">
          <table:table-cell office:value-type="string">
            <text:p>parrot14.jpg</text:p>
          </table:table-cell>
          <table:table-cell office:value-type="string">
            <text:p>[“green”, “beak”, “tongue”, “eye”]</text:p>
          </table:table-cell>
        </table:table-row>
        <table:table-row table:style-name="ro1">
          <table:table-cell office:value-type="string">
            <text:p>parrot15.jpg</text:p>
          </table:table-cell>
          <table:table-cell office:value-type="string">
            <text:p>[“green”, “beak”, “leg”, “eye”]</text:p>
          </table:table-cell>
        </table:table-row>
        <table:table-row table:style-name="ro1">
          <table:table-cell office:value-type="string">
            <text:p>parrot16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1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18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19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0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21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22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2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24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parrot25.jpg</text:p>
          </table:table-cell>
          <table:table-cell office:value-type="string">
            <text:p>[“grey”, “beak”, “legs”, “wing”, “eye”]</text:p>
          </table:table-cell>
        </table:table-row>
        <table:table-row table:style-name="ro1">
          <table:table-cell office:value-type="string">
            <text:p>parrot26.jpg</text:p>
          </table:table-cell>
          <table:table-cell office:value-type="string">
            <text:p>[“blue”, “beak”, “leg”, “wings”, “eye”]</text:p>
          </table:table-cell>
        </table:table-row>
        <table:table-row table:style-name="ro1">
          <table:table-cell office:value-type="string">
            <text:p>parrot27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8.jpg</text:p>
          </table:table-cell>
          <table:table-cell office:value-type="string">
            <text:p>[“yellow”, “beak”, “legs”, “wing”, “eye”]</text:p>
          </table:table-cell>
        </table:table-row>
        <table:table-row table:style-name="ro1">
          <table:table-cell office:value-type="string">
            <text:p>parrot29.jpg</text:p>
          </table:table-cell>
          <table:table-cell office:value-type="string">
            <text:p>[“orange”, “beak”, “leg”, “wing”, “eye”]</text:p>
          </table:table-cell>
        </table:table-row>
        <table:table-row table:style-name="ro1">
          <table:table-cell office:value-type="string">
            <text:p>parrot30.jpg</text:p>
          </table:table-cell>
          <table:table-cell office:value-type="string">
            <text:p>[“orange”, “beak”, “leg”, “wings”, “eye”]</text:p>
          </table:table-cell>
        </table:table-row>
        <table:table-row table:style-name="ro1">
          <table:table-cell office:value-type="string">
            <text:p>parrot31.jpg</text:p>
          </table:table-cell>
          <table:table-cell office:value-type="string">
            <text:p>[“orange”, “beak”, “wing”, “eye”]</text:p>
          </table:table-cell>
        </table:table-row>
        <table:table-row table:style-name="ro1">
          <table:table-cell office:value-type="string">
            <text:p>parrot32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33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34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35.jpg</text:p>
          </table:table-cell>
          <table:table-cell office:value-type="string">
            <text:p>[“green”, “beak”, “legs”, “wing”, “eye”]</text:p>
          </table:table-cell>
        </table:table-row>
        <table:table-row table:style-name="ro1">
          <table:table-cell office:value-type="string">
            <text:p>parrot36.jpg</text:p>
          </table:table-cell>
          <table:table-cell office:value-type="string">
            <text:p>[“yellow”, “beak”, “legs”, “wings”, “eye”]</text:p>
          </table:table-cell>
        </table:table-row>
        <table:table-row table:style-name="ro1">
          <table:table-cell office:value-type="string">
            <text:p>parrot37.jpg</text:p>
          </table:table-cell>
          <table:table-cell office:value-type="string">
            <text:p>[“green”, “beak”, “legs”, “wings”, “eye”]</text:p>
          </table:table-cell>
        </table:table-row>
        <table:table-row table:style-name="ro1">
          <table:table-cell office:value-type="string">
            <text:p>parrot38.jpg</text:p>
          </table:table-cell>
          <table:table-cell office:value-type="string">
            <text:p>[“red”, “beak”, “wings”, “eye”]</text:p>
          </table:table-cell>
        </table:table-row>
        <table:table-row table:style-name="ro1">
          <table:table-cell office:value-type="string">
            <text:p>parrot39.jpg</text:p>
          </table:table-cell>
          <table:table-cell office:value-type="string">
            <text:p>[“yellow”, “beak”, “wing”, “eye”]</text:p>
          </table:table-cell>
        </table:table-row>
        <table:table-row table:style-name="ro1">
          <table:table-cell office:value-type="string">
            <text:p>parrot40.jpg</text:p>
          </table:table-cell>
          <table:table-cell office:value-type="string">
            <text:p>[“red”, “beak”, “wings”, “eye”]</text:p>
          </table:table-cell>
        </table:table-row>
        <table:table-row table:style-name="ro1">
          <table:table-cell office:value-type="string">
            <text:p>parrot41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parrot42.jpg</text:p>
          </table:table-cell>
          <table:table-cell office:value-type="string">
            <text:p>[“green”, “beak”, “wing”, “eye”]</text:p>
          </table:table-cell>
        </table:table-row>
        <table:table-row table:style-name="ro1">
          <table:table-cell office:value-type="string">
            <text:p>parrot4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parrot44.jpg</text:p>
          </table:table-cell>
          <table:table-cell office:value-type="string">
            <text:p>[“green”, “beak”, “wings”, “legs”, “eye”]</text:p>
          </table:table-cell>
        </table:table-row>
        <table:table-row table:style-name="ro1">
          <table:table-cell office:value-type="string">
            <text:p>parrot45.jpg</text:p>
          </table:table-cell>
          <table:table-cell office:value-type="string">
            <text:p>[“green”, “beak”, “wing”, “legs”, “eye”]</text:p>
          </table:table-cell>
        </table:table-row>
        <table:table-row table:style-name="ro1">
          <table:table-cell office:value-type="string">
            <text:p>parrot46.jpg</text:p>
          </table:table-cell>
          <table:table-cell office:value-type="string">
            <text:p>[“white”, “beak”, “leg”, “eye”]</text:p>
          </table:table-cell>
        </table:table-row>
        <table:table-row table:style-name="ro1">
          <table:table-cell office:value-type="string">
            <text:p>parrot47.jpg</text:p>
          </table:table-cell>
          <table:table-cell office:value-type="string">
            <text:p>[“white”, “beak”, “leg”, “eye”]</text:p>
          </table:table-cell>
        </table:table-row>
        <table:table-row table:style-name="ro1">
          <table:table-cell office:value-type="string">
            <text:p>parrot48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parrot49.jpg</text:p>
          </table:table-cell>
          <table:table-cell office:value-type="string">
            <text:p>[“white”, “beak”, “eye”]</text:p>
          </table:table-cell>
        </table:table-row>
        <table:table-row table:style-name="ro1">
          <table:table-cell office:value-type="string">
            <text:p>parrot50.jpg</text:p>
          </table:table-cell>
          <table:table-cell office:value-type="string">
            <text:p>[“grey”, “beak”, “eye”]</text:p>
          </table:table-cell>
        </table:table-row>
        <table:table-row table:style-name="ro1">
          <table:table-cell office:value-type="string">
            <text:p>sparrow1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2.jpg</text:p>
          </table:table-cell>
          <table:table-cell office:value-type="string">
            <text:p>[“beige”, “beak”, “legs”, “wing”, “eye”]</text:p>
          </table:table-cell>
        </table:table-row>
        <table:table-row table:style-name="ro1">
          <table:table-cell office:value-type="string">
            <text:p>sparrow3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4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5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6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8.jpg</text:p>
          </table:table-cell>
          <table:table-cell office:value-type="string">
            <text:p>[“beige”, “beak”, “eye”]</text:p>
          </table:table-cell>
        </table:table-row>
        <table:table-row table:style-name="ro1">
          <table:table-cell office:value-type="string">
            <text:p>sparrow9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10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1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2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3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4.jpg</text:p>
          </table:table-cell>
          <table:table-cell office:value-type="string">
            <text:p>[“white”, “beak”, “wing”, “legs”, “eye”]</text:p>
          </table:table-cell>
        </table:table-row>
        <table:table-row table:style-name="ro1">
          <table:table-cell office:value-type="string">
            <text:p>sparrow15.jpg</text:p>
          </table:table-cell>
          <table:table-cell office:value-type="string">
            <text:p>[“beige”, “beak”, “wings”, “eye”]</text:p>
          </table:table-cell>
        </table:table-row>
        <table:table-row table:style-name="ro1">
          <table:table-cell office:value-type="string">
            <text:p>sparrow16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17.jpg</text:p>
          </table:table-cell>
          <table:table-cell office:value-type="string">
            <text:p>[“beige”, “beak”, “wings”, “legs”, “eyes”]</text:p>
          </table:table-cell>
        </table:table-row>
        <table:table-row table:style-name="ro1">
          <table:table-cell office:value-type="string">
            <text:p>sparrow18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19.jpg</text:p>
          </table:table-cell>
          <table:table-cell office:value-type="string">
            <text:p>[“grey”, “beak”, “wings”, “legs”, “eye”]</text:p>
          </table:table-cell>
        </table:table-row>
        <table:table-row table:style-name="ro1">
          <table:table-cell office:value-type="string">
            <text:p>sparrow20.jpg</text:p>
          </table:table-cell>
          <table:table-cell office:value-type="string">
            <text:p>[“beige”, “beak”, “wings”, “legs”, “eye”]</text:p>
          </table:table-cell>
        </table:table-row>
        <table:table-row table:style-name="ro1">
          <table:table-cell office:value-type="string">
            <text:p>sparrow21.jpg</text:p>
          </table:table-cell>
          <table:table-cell office:value-type="string">
            <text:p>[“blue”, “beak”, “wings”, “legs”, “eye”]</text:p>
          </table:table-cell>
        </table:table-row>
        <table:table-row table:style-name="ro1">
          <table:table-cell office:value-type="string">
            <text:p>sparrow22.jpg</text:p>
          </table:table-cell>
          <table:table-cell office:value-type="string">
            <text:p>[“blue”, “beak”, “wings”, “legs”, “eye”]</text:p>
          </table:table-cell>
        </table:table-row>
        <table:table-row table:style-name="ro1">
          <table:table-cell office:value-type="string">
            <text:p>sparrow23.jpg</text:p>
          </table:table-cell>
          <table:table-cell office:value-type="string">
            <text:p>[“blue”, “beak”, “wing”, “legs”, “eye”]</text:p>
          </table:table-cell>
        </table:table-row>
        <table:table-row table:style-name="ro1">
          <table:table-cell office:value-type="string">
            <text:p>sparrow24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25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26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27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28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29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0.jpg</text:p>
          </table:table-cell>
          <table:table-cell office:value-type="string">
            <text:p>[“black”, “beak”, “wing”, “legs”, “eye”]</text:p>
          </table:table-cell>
        </table:table-row>
        <table:table-row table:style-name="ro1">
          <table:table-cell office:value-type="string">
            <text:p>sparrow31.jpg</text:p>
          </table:table-cell>
          <table:table-cell office:value-type="string">
            <text:p>[“yellow”, “beak”, “legs”, “eye”]</text:p>
          </table:table-cell>
        </table:table-row>
        <table:table-row table:style-name="ro1">
          <table:table-cell office:value-type="string">
            <text:p>sparrow32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3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34.jpg</text:p>
          </table:table-cell>
          <table:table-cell office:value-type="string">
            <text:p>[“black”, “beak”, “legs”, “eye”]</text:p>
          </table:table-cell>
        </table:table-row>
        <table:table-row table:style-name="ro1">
          <table:table-cell office:value-type="string">
            <text:p>sparrow35.jpg</text:p>
          </table:table-cell>
          <table:table-cell office:value-type="string">
            <text:p>[“beige”, “beak”, “legs”, “eye”]</text:p>
          </table:table-cell>
        </table:table-row>
        <table:table-row table:style-name="ro1">
          <table:table-cell office:value-type="string">
            <text:p>sparrow36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37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38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39.jpg</text:p>
          </table:table-cell>
          <table:table-cell office:value-type="string">
            <text:p>[“grey”, “beak”, “leg”, “eye”]</text:p>
          </table:table-cell>
        </table:table-row>
        <table:table-row table:style-name="ro1">
          <table:table-cell office:value-type="string">
            <text:p>sparrow40.jpg</text:p>
          </table:table-cell>
          <table:table-cell office:value-type="string">
            <text:p>[“grey”, “beak”, “legs”, “eye”]</text:p>
          </table:table-cell>
        </table:table-row>
        <table:table-row table:style-name="ro1">
          <table:table-cell office:value-type="string">
            <text:p>sparrow41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2.jpg</text:p>
          </table:table-cell>
          <table:table-cell office:value-type="string">
            <text:p>[“beige”, “beak”, “leg”, “wings”, “eye”]</text:p>
          </table:table-cell>
        </table:table-row>
        <table:table-row table:style-name="ro1">
          <table:table-cell office:value-type="string">
            <text:p>sparrow43.jpg</text:p>
          </table:table-cell>
          <table:table-cell office:value-type="string">
            <text:p>[“beige”, “beak”, “legs”, “wings”]</text:p>
          </table:table-cell>
        </table:table-row>
        <table:table-row table:style-name="ro1">
          <table:table-cell office:value-type="string">
            <text:p>sparrow44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5.jpg</text:p>
          </table:table-cell>
          <table:table-cell office:value-type="string">
            <text:p>[“grey”, “beak”, “legs”, “wings”, “eye”]</text:p>
          </table:table-cell>
        </table:table-row>
        <table:table-row table:style-name="ro1">
          <table:table-cell office:value-type="string">
            <text:p>sparrow46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7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8.jpg</text:p>
          </table:table-cell>
          <table:table-cell office:value-type="string">
            <text:p>[“beige”, “beak”, “legs”, “wings”, “eye”]</text:p>
          </table:table-cell>
        </table:table-row>
        <table:table-row table:style-name="ro1">
          <table:table-cell office:value-type="string">
            <text:p>sparrow49.jpg</text:p>
          </table:table-cell>
          <table:table-cell office:value-type="string">
            <text:p>[“beige”, “beak”, “leg”, “eye”]</text:p>
          </table:table-cell>
        </table:table-row>
        <table:table-row table:style-name="ro1">
          <table:table-cell office:value-type="string">
            <text:p>sparrow50.jpg</text:p>
          </table:table-cell>
          <table:table-cell office:value-type="string">
            <text:p>[“beige”, “beak”, “legs”, “eye”]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11/01/2018</text:date>, <text:time>21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28T12:47:27.25</meta:creation-date>
    <dc:date>2018-11-01T21:10:07.50</dc:date>
    <dc:creator>Akshay Venkatesh</dc:creator>
    <meta:editing-duration>PT6H56M4S</meta:editing-duration>
    <meta:editing-cycles>26</meta:editing-cycles>
    <meta:generator>OpenOffice/4.1.3$Win32 OpenOffice.org_project/413m1$Build-9783</meta:generator>
    <meta:document-statistic meta:table-count="3" meta:cell-count="502" meta:object-count="0"/>
  </office:meta>
</office:document-meta>
</file>